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20:34:4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20:34:49.50</dc:date>
    <meta:editing-duration>P132DT7H27M19S</meta:editing-duration>
    <meta:editing-cycles>309</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HexNum As Parser, pHexLit As Parser
	Set pHexNum = mkSeq(Array(pMany(pHexDigit)), "readHex")
	Set pHexLit = mk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ZeroOrOne(p) returns nil + same pos as result,
' otherwise returns a singleton list of p's result + pos
' matches at most once
Function pZeroOrOne(p As Parser)
	pZeroOrOne = mkParser("zeroOrOne", Array(p))
End Function

' never fails: if p fails than pMany(p) returns nil + same pos as result,
' otherwise returns a *REVERSED list* of p results + last pos
' matches as many as possible
Function pManyRev(p As Parser)
	pManyRev = mkParser("manyRev", Array(p))
End Function

' same as pManyRev but with the list in the order as in the parsed string
Function pMany(p As Parser)
	pMany = mkParser("many", Array(p))
End Function

' same as pManyRev but fails if there is no match at all
' matches as many as possible
Function pMany1Rev(p As Parser)
	pMany1Rev = mkParser("many1Rev", Array(p))
End Function

' same as pMany but fails if there is no match at all
' matches as many as possible
Function pMany1(p As Parser)
	pMany1 = mkParser("many1", Array(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fName As String)
	Dim f As Variant
	If isString(fName) Then
		f = lookupFn(fName)
	End If
	If isEmpty(f) Then
		croak("pSeq: unknown function " &amp; toString(fName))
	Else
		pSeq = mkParser("seq", Array(ps, f))
	End I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choice" Then
		result = applyP(p.st(0), s, pos)
		If isParseFailure(result) Then
			result = applyP(p.st(1), s, pos)
		End If
	ElseIf p.tp = "zeroOrOne" Then
		result = applyP(p.st(0), s, pos)
		If isParseFailure(result) Then
			result = Array(nil, pos)
		Else
			result = Array(List(result(0)), result(1))
		End If
	ElseIf (p.tp = "manyRev") Or (p.tp = "many1Rev") Then
		Dim lst As Object
		Dim lstLen As Integer
		nxtPos = pos
		lstLen = 0
		Set lst = nil
		result = applyP(p.st(0), s, nxtPos)
		While Not(isParseFailure(result))
			nxtPos = result(1)
			Set lst = cons(result(0), lst)
			lstLen = lstLen + 1
			result = applyP(p.st(0), s, nxtPos)
		Wend
		If (p.tp = "many1Rev") And isNil(lst) Then
			result = parseFailure
		Else
			result = Array(lst, nxtPos)
		End If
	ElseIf p.tp = "many" Then
		result = applyP(pManyRev(p.st(0)), s, pos)
		result(0) = toArray(reverse(result(0)))
	ElseIf p.tp = "many1" Then
		result = applyP(pMany1Rev(p.st(0)), s, pos)
		result(0) = reverse(result(0))
	ElseIf p.tp = "bind" Then
		result = applyP(p.st(0), s, pos)
		If Not isParseFailure(result) Then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Function test_Parser()
	Dim tm As Date
	tm = TimeValue(Time)
	test_Parser_fail()
	test_Parser_item()
	test_Parser_return()
	test_Parser_str()
	test_Parser_choice()
	test_Parser_zeroOrOne()
	test_Parser_white()
	test_Parser_binDigit()
	test_Parser_decDigit()
	test_Parser_hexDigit()
	test_Parser_manyRev()
	test_Parser_many()
	test_Parser_many1Rev()
	test_Parser_many1()

	test_Parser_seq()
	
	tm = TimeValue(Time) - tm
	MsgBox(TimeSerial(Hour(tm), Minute(tm), Second(tm)))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zeroOrOne()
	Dim p As Parser
	Dim data As Variant
	Dim zeroMatches As Variant, oneMatch As Variant
	zeroMatches = Array(nil, 1)
	oneMatch    = Array(List("x"), 2)
		
	data = Array("", " ", " " &amp; chr(13), "asdf", " bar", "b", "ba", "bar", "barb",_
		"barba", "barbar", chr(13), chr(13) &amp; "bar", chr(13) &amp; chr(13),_
		chr(13) &amp; chr(13) &amp; "bar"_
	)

	p = pZeroOrOne(pStr("x"))

	assert_parse(p, data,	zeroMatches).x
	assert_parse(p, "x", 	oneMatch).x
	assert_parse(p, "xx", 	oneMatch).x
	assert_parse(p, "xxx", 	oneMatch).x
	assert_parse(p, " x", 	zeroMatches).x
	assert_parse(p, " xx", 	zeroMatches).x
	assert_parse(p, " xxx",	zeroMatches).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binDigit()
	Dim p As Parser
	p = pBinDigit

	assert_parse(p, "", 						parseFailure).x
	assert_parse(p, " ", 						parseFailure).x
	assert_parse(p, "sadf",						parseFailure).x
	assert_parse(p, "0sadf", 					Array("0", 2)).x
	assert_parse(p, "1sadf", 					Array("1", 2)).x
	assert_parse(p, "2sadf", 					parseFailure).x
	assert_parse(p, "3sadf", 					parseFailure).x
	assert_parse(p, "4sadf", 					parseFailure).x
	assert_parse(p, "5sadf", 					parseFailure).x
	assert_parse(p, "6sadf", 					parseFailure).x
	assert_parse(p, "7sadf", 					parseFailure).x
	assert_parse(p, "8sadf", 					parseFailure).x
	assert_parse(p, "9sadf", 					parseFailure).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decDigit()
	Dim p As Parser
	p = pDec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hexDigit()
	Dim p As Parser
	p = pHex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Array("A", 2)).x
	assert_parse(p, "asadf", 					Array("a", 2)).x
	assert_parse(p, "Bsadf", 					Array("B", 2)).x
	assert_parse(p, "bsadf", 					Array("b", 2)).x
	assert_parse(p, "Csadf", 					Array("C", 2)).x
	assert_parse(p, "csadf", 					Array("c", 2)).x
	assert_parse(p, "Dsadf", 					Array("D", 2)).x
	assert_parse(p, "dsadf", 					Array("d", 2)).x
	assert_parse(p, "Esadf", 					Array("E", 2)).x
	assert_parse(p, "esadf", 					Array("e", 2)).x
	assert_parse(p, "Fsadf", 					Array("F", 2)).x
	assert_parse(p, "fsadf", 					Array("f", 2)).x
	assert_parse(p, "Gsadf", 					parseFailure).x
	assert_parse(p, "gsadf", 					parseFailure).x
End Function


Function test_Parser_manyRev()
	Dim p As Parser
	Dim data As Variant
	Dim zeroMatches As Variant
	zeroMatches = Array(nil, 1)
	
	data = Array("", " ", " " &amp; chr(13), "asdf", " bar", "b", "ba", "bar", "barb",_
		"barba", "barbar", chr(13), chr(13) &amp; "bar", chr(13) &amp; chr(13),_
		chr(13) &amp; chr(13) &amp; "bar"_
	)
	p = pManyRev(pFail)
	assert_parse(p, data, zeroMatches).x
	
	'p = pMany(pReturn(3)) - yields infite sequence of 3s, even on empty string
	
	p = pManyRev(pItem)
	assert_parse(p, "", 			zeroMatches).x
	assert_parse(p, " ", 			Array(List(" "), 2)).x
	assert_parse(p, " " &amp; chr(13),	Array(List("\n", " "), 3)).x
	assert_parse(p, "asdf",			Array(List("f", "d", "s", "a"), 5)).x
	
	p = pManyRev(pStr(" "))
	assert_parse(p, "", 			zeroMatches).x
	assert_parse(p, " ", 			Array(List(" "), 2)).x
	assert_parse(p, " " &amp; chr(13),	Array(List(" "), 2)).x
	assert_parse(p, "asdf",			zeroMatches).x
	assert_parse(p, "  ",			Array(List(" ", " "), 3)).x
	assert_parse(p, "   ",			Array(List(" ", " ", " "), 4)).x
	assert_parse(p, " x ",			Array(List(" "), 2)).x
	assert_parse(p, " x  ",			Array(List(" "), 2)).x
	assert_parse(p, "  x ",			Array(List(" ", " "), 3)).x
	
	p = pManyRev(pDecDigit)
	assert_parse(p, "", 			zeroMatches).x
	assert_parse(p, " ", 			zeroMatches).x
	assert_parse(p, "1", 			Array(List("1"), 2)).x
	assert_parse(p, "12 ", 			Array(List("2", "1"), 3)).x
	assert_parse(p, "12345", 		Array(List("5", "4", "3", "2", "1"), 6)).x
End Function

Function test_Parser_many()
	Dim p As Parser
	Dim data As Variant
	Dim zeroMatches As Variant
	zeroMatches = Array(Array(), 1)
	
	data = Array("", " ", " " &amp; chr(13), "asdf", " bar", "b", "ba", "bar", "barb",_
		"barba", "barbar", chr(13), chr(13) &amp; "bar", chr(13) &amp; chr(13),_
		chr(13) &amp; chr(13) &amp; "bar"_
	)
	p = pMany(pFail)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p = pMany(pDecDigit)
	assert_parse(p, "", 			zeroMatches).x
	assert_parse(p, " ", 			zeroMatches).x
	assert_parse(p, "1", 			Array(Array("1"), 2)).x
	assert_parse(p, "12 ", 			Array(Array("1", "2"), 3)).x
	assert_parse(p, "12345", 		Array(Array("1", "2", "3", "4", "5"), 6)).x
End Function


Function test_Parser_many1Rev()
	Dim p As Parser
	Dim data As Variant
	
	data = Array("", " ", " " &amp; chr(13), "asdf", " bar", "b", "ba", "bar", "barb",_
		"barba", "barbar", chr(13), chr(13) &amp; "bar", chr(13) &amp; chr(13),_
		chr(13) &amp; chr(13) &amp; "bar"_
	)
	p = pMany1Rev(pFail)
	assert_parse(p, data, parseFailure).x
	
	'p = pMany1(pReturn(3)) - yields infite sequence of 3s, except on empty string
	
	p = pMany1Rev(pItem)
	assert_parse(p, "", 			parseFailure).x
	assert_parse(p, " ", 			Array(List(" "), 2)).x
	assert_parse(p, " " &amp; chr(13),	Array(List("\n", " "), 3)).x
	assert_parse(p, "asdf",			Array(List("f", "d", "s", "a"), 5)).x
	
	p = pMany1Rev(pStr(" "))
	assert_parse(p, "", 			parseFailure).x
	assert_parse(p, " ", 			Array(List(" "), 2)).x
	assert_parse(p, " " &amp; chr(13),	Array(List(" "), 2)).x
	assert_parse(p, "asdf",			parseFailure).x
	assert_parse(p, "  ",			Array(List(" ", " "), 3)).x
	assert_parse(p, "   ",			Array(List(" ", " ", " "), 4)).x
	assert_parse(p, " x ",			Array(List(" "), 2)).x
	assert_parse(p, " x  ",			Array(List(" "), 2)).x
	assert_parse(p, "  x ",			Array(List(" ", " "), 3)).x
	
	p = pMany1Rev(pDecDigit)
	assert_parse(p, "", 			parseFailure).x
	assert_parse(p, " ", 			parseFailure).x
	assert_parse(p, "1", 			Array(List("1"), 2)).x
	assert_parse(p, "12 ", 			Array(List("2", "1"), 3)).x
	assert_parse(p, "12345", 		Array(List("5", "4", "3", "2", "1"), 6)).x
End Function

Function test_Parser_many1()
	Dim p As Parser
	Dim data As Variant
	
	data = Array("", " ", " " &amp; chr(13), "asdf", " bar", "b", "ba", "bar", "barb",_
		"barba", "barbar", chr(13), chr(13) &amp; "bar", chr(13) &amp; chr(13),_
		chr(13) &amp; chr(13) &amp; "bar"_
	)
	p = pMany1(pFail)
	assert_parse(p, data, parseFailure).x
	
	'p = pMany1(pReturn(3)) - yields infite sequence of 3s, except on empty string
	
	p = pMany1(pItem)
	assert_parse(p, "", 			parseFailure).x
	assert_parse(p, " ", 			Array(List(" "), 2)).x
	assert_parse(p, " " &amp; chr(13),	Array(List(" ", "\n"), 3)).x
	assert_parse(p, "asdf",			Array(List("a", "s", "d", "f"), 5)).x
	
	p = pMany1(pStr(" "))
	assert_parse(p, "", 			parseFailure).x
	assert_parse(p, " ", 			Array(List(" "), 2)).x
	assert_parse(p, " " &amp; chr(13),	Array(List(" "), 2)).x
	assert_parse(p, "asdf",			parseFailure).x
	assert_parse(p, "  ",			Array(List(" ", " "), 3)).x
	assert_parse(p, "   ",			Array(List(" ", " ", " "), 4)).x
	assert_parse(p, " x ",			Array(List(" "), 2)).x
	assert_parse(p, " x  ",			Array(List(" "), 2)).x
	assert_parse(p, "  x ",			Array(List(" ", " "), 3)).x
	
	p = pMany1(pDecDigit)
	assert_parse(p, "", 			parseFailure).x
	assert_parse(p, " ", 			parseFailure).x
	assert_parse(p, "1", 			Array(List("1"), 2)).x
	assert_parse(p, "12 ", 			Array(List("1", "2"), 3)).x
	assert_parse(p, "12345", 		Array(List("1", "2", "3", "4", "5"), 6)).x
End Function

Function test_Parser_seq()
	Dim p As Parser, f As Variant
	Dim data As Variant
	
	data = Array("", " ", " " &amp; chr(13), "asdf", " bar", "b", "ba", "bar", "barb",_
		"barba", "barbar", chr(13), chr(13) &amp; "bar", chr(13) &amp; chr(13),_
		chr(13) &amp; chr(13) &amp; "bar"_
	)
	f = "asc"
	p = pSeq(Array(pFail), f)
	assert_parse(p, data, parseFailure).x
	
	f = "asc"
	p = pSeq(Array(pItem), f)
	assert_parse(p, "", 	parseFailure).x
	assert_parse(p, "0", 	Array(asc("0"), 2)).x
	assert_parse(p, "1", 	Array(asc("1"), 2)).x
	assert_parse(p, "A", 	Array(asc("A"), 2)).x
	assert_parse(p, "B", 	Array(asc("B"), 2)).x
	assert_parse(p, "AB",	Array(asc("A"), 2)).x
	assert_parse(p, "BA",	Array(asc("B"), 2)).x
	
	f = "concat"
	p = pSeq(Array(pItem, pItem), f)
	assert_parse(p, "", 	parseFailure).x
	assert_parse(p, "A", 	parseFailure).x
	assert_parse(p, "B", 	parseFailure).x
	assert_parse(p, "AB",	Array("AB", 3)).x
	assert_parse(p, "BA",	Array("BA", 3)).x
	
	p = pSeq(Array(pDecDigit, pDecDigit), f)
	assert_parse(p, "", 	parseFailure).x
	assert_parse(p, "A", 	parseFailure).x
	assert_parse(p, "B", 	parseFailure).x
	assert_parse(p, "AB",	parseFailure).x
	assert_parse(p, "BA",	parseFailure).x
	assert_parse(p, "0B",	parseFailure).x		' *ALL* in sequence must succeed!
	assert_parse(p, "1A",	parseFailure).x		' *ALL* in sequence must succeed!
	assert_parse(p, "01",	Array("01", 3)).x
	assert_parse(p, "10",	Array("10", 3)).x
	
	f = "asc"
	p = pSeq(Array(pDecDigit), f)
	assert_parse(p, "", 			parseFailure).x
	assert_parse(p, "A", 			parseFailure).x
	assert_parse(p, "B", 			parseFailure).x
	assert_parse(p, "AB",			parseFailure).x
	assert_parse(p, "BA",			parseFailure).x
	assert_parse(p, "0", 			Array(48, 2)).x
	assert_parse(p, "1", 			Array(49, 2)).x
	assert_parse(p, "123456789",	Array(49, 2)).x
	
	p = pMany1(pSeq(Array(pDecDigit), f))
	assert_parse(p, "", 			parseFailure).x
	assert_parse(p, "A", 			parseFailure).x
	assert_parse(p, "B", 			parseFailure).x
	assert_parse(p, "AB",			parseFailure).x
	assert_parse(p, "BA",			parseFailure).x
	assert_parse(p, "0", 			Array(List(48), 2)).x
	assert_parse(p, "1", 			Array(List(49), 2)).x
	assert_parse(p, "123456789",	Array(List(49, 50, 51, 52, 53, 54, 55, 56, 57), 10)).x
	assert_parse(p, "123456789 0",	Array(List(49, 50, 51, 52, 53, 54, 55, 56, 57), 10)).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